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80000000800482B8425106B401F.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P2" style:family="paragraph" style:parent-style-name="Standard">
      <style:paragraph-properties fo:line-height="100%"/>
      <style:text-properties style:font-name="Arial" fo:font-size="14pt" style:font-size-asian="14pt" style:font-name-complex="Arial" style:font-size-complex="14pt"/>
    </style:style>
    <style:style style:name="P3" style:family="paragraph" style:parent-style-name="Standard">
      <style:text-properties style:font-name="Arial" fo:language="ca" fo:country="ES" officeooo:paragraph-rsid="002987c8"/>
    </style:style>
    <style:style style:name="P4" style:family="paragraph" style:parent-style-name="Standard">
      <style:text-properties style:font-name="Arial1" fo:font-size="11pt" fo:language="ca" fo:country="ES" fo:font-weight="normal" officeooo:rsid="001fe75d" style:font-size-asian="11pt" style:font-weight-asian="normal" style:font-size-complex="11pt" style:font-weight-complex="normal"/>
    </style:style>
    <style:style style:name="P5"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P6" style:family="paragraph" style:parent-style-name="Footnote">
      <style:paragraph-properties fo:line-height="100%" style:snap-to-layout-grid="false"/>
    </style:style>
    <style:style style:name="P7" style:family="paragraph" style:parent-style-name="Footnote">
      <style:text-properties fo:font-size="5pt" style:font-size-asian="5pt"/>
    </style:style>
    <style:style style:name="P8" style:family="paragraph" style:parent-style-name="Text_20_body">
      <style:text-properties style:font-name="Arial1" fo:font-size="11pt" fo:language="ca" fo:country="ES" fo:font-weight="normal" officeooo:rsid="00227169" officeooo:paragraph-rsid="0034e360" style:font-size-asian="11pt" style:font-weight-asian="normal" style:font-size-complex="11pt" style:font-weight-complex="normal"/>
    </style:style>
    <style:style style:name="P9" style:family="paragraph" style:parent-style-name="Text_20_body">
      <style:text-properties style:font-name="Arial1" fo:font-size="11pt" fo:language="ca" fo:country="ES" fo:font-weight="normal" officeooo:rsid="00227169" officeooo:paragraph-rsid="00227169" style:font-size-asian="11pt" style:font-weight-asian="normal" style:font-size-complex="11pt" style:font-weight-complex="normal"/>
    </style:style>
    <style:style style:name="P10" style:family="paragraph" style:parent-style-name="Text_20_body">
      <style:text-properties style:font-name="Arial1" fo:font-size="11pt" fo:language="ca" fo:country="ES" fo:font-weight="normal" officeooo:rsid="00227169" officeooo:paragraph-rsid="001fe75d" style:font-size-asian="11pt" style:font-weight-asian="normal" style:font-size-complex="11pt" style:font-weight-complex="normal"/>
    </style:style>
    <style:style style:name="P11" style:family="paragraph" style:parent-style-name="Text_20_body">
      <style:text-properties style:font-name="Arial1" fo:font-size="11pt" fo:language="ca" fo:country="ES" fo:font-weight="normal" officeooo:rsid="002840f5" officeooo:paragraph-rsid="0026f9d2" style:font-size-asian="11pt" style:font-weight-asian="normal" style:font-size-complex="11pt" style:font-weight-complex="normal"/>
    </style:style>
    <style:style style:name="P12" style:family="paragraph" style:parent-style-name="Text_20_body">
      <style:text-properties style:font-name="Arial1" fo:font-size="11pt" fo:language="ca" fo:country="ES" fo:font-weight="normal" officeooo:rsid="0036148b" officeooo:paragraph-rsid="0036148b" style:font-size-asian="11pt" style:font-weight-asian="normal" style:font-size-complex="11pt" style:font-weight-complex="normal"/>
    </style:style>
    <style:style style:name="P13" style:family="paragraph" style:parent-style-name="Text_20_body">
      <style:text-properties style:font-name="Arial1" fo:font-size="11pt" fo:language="ca" fo:country="ES" fo:font-weight="normal" officeooo:rsid="00366b49" officeooo:paragraph-rsid="00366b49" style:font-size-asian="11pt" style:font-weight-asian="normal" style:font-size-complex="11pt" style:font-weight-complex="normal"/>
    </style:style>
    <style:style style:name="P14" style:family="paragraph" style:parent-style-name="Text_20_body">
      <style:text-properties style:font-name="Arial1" fo:font-size="11pt" fo:language="ca" fo:country="ES" fo:font-weight="normal" officeooo:rsid="003673f1" officeooo:paragraph-rsid="003673f1" style:font-size-asian="11pt" style:font-weight-asian="normal" style:font-size-complex="11pt" style:font-weight-complex="normal"/>
    </style:style>
    <style:style style:name="P15" style:family="paragraph" style:parent-style-name="Text_20_body">
      <style:text-properties style:font-name="Arial1" fo:font-size="11pt" fo:language="ca" fo:country="ES" fo:font-weight="normal" officeooo:rsid="001fe75d" officeooo:paragraph-rsid="001fe75d" style:font-size-asian="11pt" style:font-weight-asian="normal" style:font-size-complex="11pt" style:font-weight-complex="normal"/>
    </style:style>
    <style:style style:name="P16" style:family="paragraph" style:parent-style-name="Text_20_body">
      <style:text-properties style:font-name="Arial1" fo:font-size="11pt" fo:language="ca" fo:country="ES" fo:font-weight="bold" officeooo:rsid="001fe75d" officeooo:paragraph-rsid="0036148b" style:font-size-asian="11pt" style:font-weight-asian="bold" style:font-size-complex="11pt" style:font-weight-complex="bold"/>
    </style:style>
    <style:style style:name="P17" style:family="paragraph" style:parent-style-name="Text_20_body">
      <style:text-properties style:font-name="Arial1" fo:font-size="11pt" fo:language="ca" fo:country="ES" fo:font-weight="bold" officeooo:rsid="001fe75d" officeooo:paragraph-rsid="00366b49" style:font-size-asian="11pt" style:font-weight-asian="bold" style:font-size-complex="11pt" style:font-weight-complex="bold"/>
    </style:style>
    <style:style style:name="P18" style:family="paragraph" style:parent-style-name="Text_20_body">
      <style:text-properties style:font-name="Arial1" fo:font-size="11pt" fo:language="ca" fo:country="ES" fo:font-weight="bold" officeooo:rsid="001fe75d" officeooo:paragraph-rsid="003673f1" style:font-size-asian="11pt" style:font-weight-asian="bold" style:font-size-complex="11pt" style:font-weight-complex="bold"/>
    </style:style>
    <style:style style:name="P19" style:family="paragraph" style:parent-style-name="Text_20_body">
      <style:text-properties style:font-name="Arial1" fo:font-size="11pt" fo:language="ca" fo:country="ES" fo:font-weight="bold" officeooo:rsid="003ac3b6" officeooo:paragraph-rsid="003ac3b6" style:font-size-asian="11pt" style:font-weight-asian="bold" style:font-size-complex="11pt" style:font-weight-complex="bold"/>
    </style:style>
    <style:style style:name="P20" style:family="paragraph" style:parent-style-name="Text_20_body">
      <style:text-properties fo:color="#0066cc" style:font-name="Arial1" fo:font-size="11pt" fo:language="ca" fo:country="ES" fo:font-weight="normal" officeooo:rsid="003c401c" officeooo:paragraph-rsid="003c401c" style:font-size-asian="11pt" style:font-weight-asian="normal" style:font-size-complex="11pt" style:font-weight-complex="normal"/>
    </style:style>
    <style:style style:name="P21" style:family="paragraph" style:parent-style-name="Text_20_body">
      <style:text-properties fo:color="#0066cc" style:font-name="Arial1" fo:font-size="11pt" fo:language="ca" fo:country="ES" fo:font-weight="normal" officeooo:rsid="003c5fef" officeooo:paragraph-rsid="003c5fef" style:font-size-asian="11pt" style:font-weight-asian="normal" style:font-size-complex="11pt" style:font-weight-complex="normal"/>
    </style:style>
    <style:style style:name="P22" style:family="paragraph" style:parent-style-name="Text_20_body">
      <style:text-properties fo:color="#0066cc" style:font-name="Arial1" fo:font-size="11pt" fo:language="ca" fo:country="ES" fo:font-weight="normal" officeooo:rsid="003e40e5" officeooo:paragraph-rsid="003e40e5" style:font-size-asian="11pt" style:font-weight-asian="normal" style:font-size-complex="11pt" style:font-weight-complex="normal"/>
    </style:style>
    <style:style style:name="P23" style:family="paragraph" style:parent-style-name="Text_20_body">
      <style:text-properties fo:color="#0066cc" style:font-name="Arial1" fo:font-size="11pt" fo:language="ca" fo:country="ES" fo:font-weight="normal" officeooo:rsid="003fae7c" officeooo:paragraph-rsid="003fae7c" style:font-size-asian="11pt" style:font-weight-asian="normal" style:font-size-complex="11pt" style:font-weight-complex="normal"/>
    </style:style>
    <style:style style:name="P24" style:family="paragraph" style:parent-style-name="Text_20_body">
      <style:text-properties fo:color="#0066cc" style:font-name="Arial1" fo:font-size="11pt" fo:language="ca" fo:country="ES" fo:font-weight="normal" officeooo:rsid="00410a3c" officeooo:paragraph-rsid="00410a3c" style:font-size-asian="11pt" style:font-weight-asian="normal" style:font-size-complex="11pt" style:font-weight-complex="normal"/>
    </style:style>
    <style:style style:name="P25" style:family="paragraph" style:parent-style-name="Text_20_body">
      <style:paragraph-properties fo:margin-left="1.249cm" fo:margin-right="0cm" fo:text-indent="0cm" style:auto-text-indent="false"/>
      <style:text-properties style:font-name="Courier New1" fo:font-size="11pt" fo:language="ca" fo:country="ES" fo:font-weight="normal" officeooo:rsid="0036148b" officeooo:paragraph-rsid="0036148b" style:font-size-asian="11pt" style:font-weight-asian="normal" style:font-size-complex="11pt" style:font-weight-complex="normal"/>
    </style:style>
    <style:style style:name="P26" style:family="paragraph" style:parent-style-name="Text_20_body">
      <style:paragraph-properties fo:margin-left="1.249cm" fo:margin-right="0cm" fo:text-indent="0cm" style:auto-text-indent="false"/>
      <style:text-properties style:font-name="Courier New1" fo:font-size="11pt" fo:language="ca" fo:country="ES" fo:font-weight="normal" officeooo:rsid="00366b49" officeooo:paragraph-rsid="00366b49" style:font-size-asian="11pt" style:font-weight-asian="normal" style:font-size-complex="11pt" style:font-weight-complex="normal"/>
    </style:style>
    <style:style style:name="P27" style:family="paragraph" style:parent-style-name="Text_20_body">
      <style:paragraph-properties fo:break-before="page"/>
      <style:text-properties style:font-name="Arial1" fo:font-size="11pt" fo:language="ca" fo:country="ES" fo:font-weight="bold" officeooo:rsid="001fe75d" officeooo:paragraph-rsid="00366b49" style:font-size-asian="11pt" style:font-weight-asian="bold" style:font-size-complex="11pt" style:font-weight-complex="bold"/>
    </style:style>
    <style:style style:name="P28" style:family="paragraph" style:parent-style-name="Standard" style:master-page-name="Standard">
      <style:paragraph-properties style:page-number="auto"/>
      <style:text-properties style:font-name="Arial" fo:font-size="14pt" fo:language="ca" fo:country="ES" officeooo:paragraph-rsid="0036148b" style:font-size-asian="14pt" style:font-name-complex="Arial" style:font-size-complex="14pt"/>
    </style:style>
    <style:style style:name="P29" style:family="paragraph" style:parent-style-name="Text_20_body" style:list-style-name="L1">
      <style:text-properties style:font-name="Arial1" fo:font-size="11pt" fo:language="ca" fo:country="ES" fo:font-weight="normal" officeooo:rsid="0036148b" officeooo:paragraph-rsid="0036148b" style:font-size-asian="11pt" style:font-weight-asian="normal" style:font-size-complex="11pt" style:font-weight-complex="normal"/>
    </style:style>
    <style:style style:name="P30" style:family="paragraph" style:parent-style-name="Text_20_body" style:list-style-name="L2">
      <style:text-properties style:font-name="Arial1" fo:font-size="11pt" fo:language="ca" fo:country="ES" fo:font-weight="normal" officeooo:rsid="00366b49" officeooo:paragraph-rsid="00366b49" style:font-size-asian="11pt" style:font-weight-asian="normal" style:font-size-complex="11pt" style:font-weight-complex="normal"/>
    </style:style>
    <style:style style:name="P31" style:family="paragraph" style:parent-style-name="Text_20_body">
      <style:text-properties fo:color="#0066cc" style:font-name="Arial1" fo:font-size="11pt" fo:language="ca" fo:country="ES" fo:font-weight="normal" officeooo:rsid="00446b3c" officeooo:paragraph-rsid="00446b3c" style:font-size-asian="11pt" style:font-weight-asian="normal" style:font-size-complex="11pt" style:font-weight-complex="normal"/>
    </style:style>
    <style:style style:name="T1" style:family="text">
      <style:text-properties style:font-name="Arial" fo:font-size="9pt" style:font-size-asian="9pt" style:font-name-complex="Arial"/>
    </style:style>
    <style:style style:name="T2" style:family="text">
      <style:text-properties style:font-name="Arial" fo:font-size="9pt" fo:font-weight="normal" style:font-size-asian="9pt" style:font-weight-asian="normal" style:font-name-complex="Ari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36148b" style:font-weight-asian="normal" style:font-weight-complex="normal"/>
    </style:style>
    <style:style style:name="T5" style:family="text">
      <style:text-properties fo:font-weight="normal" officeooo:rsid="003955ee" style:font-weight-asian="normal" style:font-weight-complex="normal"/>
    </style:style>
    <style:style style:name="T6" style:family="text">
      <style:text-properties officeooo:rsid="001e3994"/>
    </style:style>
    <style:style style:name="T7" style:family="text">
      <style:text-properties officeooo:rsid="0034e360"/>
    </style:style>
    <style:style style:name="T8" style:family="text">
      <style:text-properties officeooo:rsid="0036148b"/>
    </style:style>
    <style:style style:name="T9" style:family="text">
      <style:text-properties officeooo:rsid="00366b49"/>
    </style:style>
    <style:style style:name="T10" style:family="text">
      <style:text-properties officeooo:rsid="003673f1"/>
    </style:style>
    <style:style style:name="T11" style:family="text">
      <style:text-properties officeooo:rsid="003955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ràctica <text:span text:style-name="T6">10</text:span>: <text:span text:style-name="T8">Arrays</text:span></text:p>
      <text:p text:style-name="P3"><text:span text:style-name="T3">L’objectiu d’aquesta pràctica és </text:span><text:span text:style-name="T5">introduir a l’alumne en el tipus de dades estructurat</text:span><text:span text:style-name="T4">.</text:span></text:p>
      <text:p text:style-name="P4"/>
      <text:p text:style-name="P15"/>
      <text:p text:style-name="P14">Atenció! Els programes següents els heu de codificar en <text:span text:style-name="T11">Java</text:span>.</text:p>
      <text:p text:style-name="P10"/>
      <text:p text:style-name="P16">Exercici <text:span text:style-name="T7">1</text:span>: <text:span text:style-name="T8">Estadístics de notes</text:span></text:p>
      <text:p text:style-name="P12">Desenvolupa un programa que demani la nota final (valor enter del 0 al 10) dels alumnes d'un curs i, a partir de les dades, retorni:</text:p>
      <text:list xml:id="list6705583381895799568" text:style-name="L1">
        <text:list-item>
          <text:p text:style-name="P29">la nota mitja</text:p>
        </text:list-item>
        <text:list-item>
          <text:p text:style-name="P29">la nota mínima</text:p>
        </text:list-item>
        <text:list-item>
          <text:p text:style-name="P29">la nota màxima</text:p>
        </text:list-item>
      </text:list>
      <text:p text:style-name="P12">Com a màxim tindrem 35 alumnes, però com cada any hi han que ho deixen, el nostre programa demanarà en començar el número d'alumnes que s'introduiran (&gt;1 i &lt;50).</text:p>
      <text:p text:style-name="P20">public class Practica10_Array {</text:p>
      <text:p text:style-name="P20"/>
      <text:p text:style-name="P20"><text:tab/>public static void main (String args[]) throws IOException {</text:p>
      <text:p text:style-name="P20"><text:tab/><text:tab/>float pitjorNota, mitja;</text:p>
      <text:p text:style-name="P20"><text:tab/><text:tab/>int alumnes;</text:p>
      <text:p text:style-name="P20"><text:tab/><text:tab/>String inputNota, inputAlumnes, pitjorAlumne;</text:p>
      <text:p text:style-name="P20"><text:tab/><text:tab/>BufferedReader r = new BufferedReader(new InputStreamReader(System.in));</text:p>
      <text:p text:style-name="P20"><text:tab/><text:tab/>pitjorAlumne = "";</text:p>
      <text:p text:style-name="P20"><text:tab/><text:tab/>pitjorNota=10;</text:p>
      <text:p text:style-name="P20"><text:tab/><text:tab/>mitja = 0;</text:p>
      <text:p text:style-name="P20"><text:tab/><text:tab/>System.out.print("Quants alumnes introudiras?: ");</text:p>
      <text:p text:style-name="P20"><text:tab/><text:tab/>inputAlumnes = r.readLine();</text:p>
      <text:p text:style-name="P20"><text:tab/><text:tab/>alumnes = Integer.parseInt(inputAlumnes);</text:p>
      <text:p text:style-name="P20"><text:tab/><text:tab/>while (alumnes &gt; 50){</text:p>
      <text:p text:style-name="P20"><text:tab/><text:tab/><text:tab/>System.out.print("Introdueix be la cuantitat d'alumes &lt; 50: ");</text:p>
      <text:p text:style-name="P20"><text:tab/><text:tab/><text:tab/>inputAlumnes = r.readLine();</text:p>
      <text:p text:style-name="P20"><text:tab/><text:tab/><text:tab/>alumnes = Integer.parseInt(inputAlumnes);</text:p>
      <text:p text:style-name="P20"><text:tab/><text:tab/>}</text:p>
      <text:p text:style-name="P20"><text:tab/><text:tab/>String nom[] = new String [alumnes];</text:p>
      <text:p text:style-name="P20"><text:tab/><text:tab/>float nota[] = new float [alumnes];</text:p>
      <text:p text:style-name="P20"><text:tab/><text:tab/>for (int i = 0; i &lt; alumnes; i++){</text:p>
      <text:p text:style-name="P20"><text:tab/><text:tab/><text:tab/>System.out.print("Nom del alumne: ");</text:p>
      <text:p text:style-name="P20"><text:tab/><text:tab/><text:tab/>nom[i] = r.readLine();</text:p>
      <text:p text:style-name="P20"><text:tab/><text:tab/><text:tab/>System.out.print("Nota: ");</text:p>
      <text:p text:style-name="P20"><text:soft-page-break/><text:tab/><text:tab/><text:tab/>inputNota = r.readLine();</text:p>
      <text:p text:style-name="P20"><text:tab/><text:tab/><text:tab/>nota[i] = Integer.parseInt(inputNota);</text:p>
      <text:p text:style-name="P20"><text:tab/><text:tab/>}</text:p>
      <text:p text:style-name="P20"><text:tab/><text:tab/>for (int i = 0; i &lt; alumnes; i++){</text:p>
      <text:p text:style-name="P20"><text:tab/><text:tab/><text:tab/>mitja += nota[i];</text:p>
      <text:p text:style-name="P20"><text:tab/><text:tab/><text:tab/>if (nota[i] &lt; pitjorNota){</text:p>
      <text:p text:style-name="P20"><text:tab/><text:tab/><text:tab/><text:tab/>pitjorNota = nota[i];</text:p>
      <text:p text:style-name="P20"><text:tab/><text:tab/><text:tab/><text:tab/>pitjorAlumne = nom[i];</text:p>
      <text:p text:style-name="P20"><text:tab/><text:tab/><text:tab/>}</text:p>
      <text:p text:style-name="P20"><text:tab/><text:tab/>}</text:p>
      <text:p text:style-name="P20"><text:tab/><text:tab/>mitja = mitja / alumnes;</text:p>
      <text:p text:style-name="P20"><text:tab/><text:tab/>System.out.println("La mitja es de "+mitja);</text:p>
      <text:p text:style-name="P20"><text:tab/><text:tab/>System.out.println("El pijor alumne es "+pitjorAlumne+" amb un "+pitjorNota);</text:p>
      <text:p text:style-name="P20"><text:tab/>}</text:p>
      <text:p text:style-name="P20">}</text:p>
      <text:p text:style-name="P8"/>
      <text:p text:style-name="P19">Exercici <text:span text:style-name="T7">2</text:span>: <text:span text:style-name="T8">Notes separades per coma</text:span></text:p>
      <text:p text:style-name="P12">Desenvolupa un programa que demani la nota final (enter del 0 al 10) d'un màxim de 50 alumnes d'un curs.</text:p>
      <text:p text:style-name="P12"/>
      <text:p text:style-name="P12">Un cop introduïdes totes, les mostrarà separades per coma. Ex.</text:p>
      <text:p text:style-name="P25">1, 2, 3, 4, 5</text:p>
      <text:p text:style-name="P12"/>
      <text:p text:style-name="P12">El programa incorpora les mateixes comprovacions d'error que l'exercici anterior.</text:p>
      <text:p text:style-name="P12">Hauràs d'implementar algun sistema que et permeti saber quantes notes t'introdueix l'usuari. Pots fer-ho de diferents maneres, per exemple, demanant-li al començament quantes notes vol introduir i comprovant que superi el màxim.</text:p>
      <text:p text:style-name="P20">public class Practica10_Array {</text:p>
      <text:p text:style-name="P20"/>
      <text:p text:style-name="P20"><text:tab/>public static void main (String args[]) throws IOException {</text:p>
      <text:p text:style-name="P20"><text:tab/><text:tab/>int alumnes;</text:p>
      <text:p text:style-name="P20"><text:tab/><text:tab/>String inputNota, inputAlumnes;</text:p>
      <text:p text:style-name="P20"><text:tab/><text:tab/>BufferedReader r = new BufferedReader(new InputStreamReader(System.in));</text:p>
      <text:p text:style-name="P20"><text:tab/><text:tab/>System.out.print("Quantes notes introudiras?: ");</text:p>
      <text:p text:style-name="P20"><text:tab/><text:tab/>inputAlumnes = r.readLine();</text:p>
      <text:p text:style-name="P20"><text:tab/><text:tab/>alumnes = Integer.parseInt(inputAlumnes);</text:p>
      <text:p text:style-name="P20"><text:tab/><text:tab/>while (alumnes &gt; 50){</text:p>
      <text:p text:style-name="P20"><text:tab/><text:tab/><text:tab/>System.out.print("Introdueix be la cuantitat de notes &lt; 51: ");</text:p>
      <text:p text:style-name="P20"><text:soft-page-break/><text:tab/><text:tab/><text:tab/>inputAlumnes = r.readLine();</text:p>
      <text:p text:style-name="P20"><text:tab/><text:tab/><text:tab/>alumnes = Integer.parseInt(inputAlumnes);</text:p>
      <text:p text:style-name="P20"><text:tab/><text:tab/>}</text:p>
      <text:p text:style-name="P20"><text:tab/><text:tab/>float nota[] = new float [alumnes];</text:p>
      <text:p text:style-name="P20"><text:tab/><text:tab/>for (int i = 0; i &lt; alumnes; i++){</text:p>
      <text:p text:style-name="P20"><text:tab/><text:tab/><text:tab/>System.out.print("Nota"+i+": ");</text:p>
      <text:p text:style-name="P20"><text:tab/><text:tab/><text:tab/>inputNota = r.readLine();</text:p>
      <text:p text:style-name="P20"><text:tab/><text:tab/><text:tab/>nota[i] = Integer.parseInt(inputNota);</text:p>
      <text:p text:style-name="P20"><text:tab/><text:tab/>}</text:p>
      <text:p text:style-name="P20"><text:tab/><text:tab/>for (int i = 0; i &lt; alumnes; i++){</text:p>
      <text:p text:style-name="P20"><text:tab/><text:tab/><text:tab/><text:tab/>System.out.print(nota[i]+", ");</text:p>
      <text:p text:style-name="P20"><text:tab/><text:tab/>}</text:p>
      <text:p text:style-name="P20"><text:tab/>}</text:p>
      <text:p text:style-name="P20">}</text:p>
      <text:p text:style-name="P9"/>
      <text:p text:style-name="P9"/>
      <text:p text:style-name="P18">Exercici <text:span text:style-name="T10">3</text:span>: <text:span text:style-name="T10">Ordre invertit</text:span></text:p>
      <text:p text:style-name="P14">Modifica el programa anterior, per tal que els números surtin en ordre invertit</text:p>
      <text:p text:style-name="P21">public class Practica10_Array {</text:p>
      <text:p text:style-name="P21"/>
      <text:p text:style-name="P21"><text:tab/>public static void main (String args[]) throws IOException {</text:p>
      <text:p text:style-name="P21"><text:tab/><text:tab/>int alumnes;</text:p>
      <text:p text:style-name="P21"><text:tab/><text:tab/>String inputNota, inputAlumnes;</text:p>
      <text:p text:style-name="P21"><text:tab/><text:tab/>BufferedReader r = new BufferedReader(new InputStreamReader(System.in));</text:p>
      <text:p text:style-name="P21"><text:tab/><text:tab/>System.out.print("Quantes notes introudiras?: ");</text:p>
      <text:p text:style-name="P21"><text:tab/><text:tab/>inputAlumnes = r.readLine();</text:p>
      <text:p text:style-name="P21"><text:tab/><text:tab/>alumnes = Integer.parseInt(inputAlumnes);</text:p>
      <text:p text:style-name="P21"><text:tab/><text:tab/>while (alumnes &gt; 50){</text:p>
      <text:p text:style-name="P21"><text:tab/><text:tab/><text:tab/>System.out.print("Introdueix be la cuantitat de notes &lt; 51: ");</text:p>
      <text:p text:style-name="P21"><text:tab/><text:tab/><text:tab/>inputAlumnes = r.readLine();</text:p>
      <text:p text:style-name="P21"><text:tab/><text:tab/><text:tab/>alumnes = Integer.parseInt(inputAlumnes);</text:p>
      <text:p text:style-name="P21"><text:tab/><text:tab/>}</text:p>
      <text:p text:style-name="P21"><text:tab/><text:tab/>float nota[] = new float [alumnes];</text:p>
      <text:p text:style-name="P21"><text:tab/><text:tab/>for (int i = 0; i &lt; alumnes; i++){</text:p>
      <text:p text:style-name="P21"><text:tab/><text:tab/><text:tab/>System.out.print("Nota"+i+": ");</text:p>
      <text:p text:style-name="P21"><text:tab/><text:tab/><text:tab/>inputNota = r.readLine();</text:p>
      <text:p text:style-name="P21"><text:tab/><text:tab/><text:tab/>nota[i] = Integer.parseInt(inputNota);</text:p>
      <text:p text:style-name="P21"><text:tab/><text:tab/>}</text:p>
      <text:p text:style-name="P21"><text:soft-page-break/><text:tab/><text:tab/>alumnes--;</text:p>
      <text:p text:style-name="P21"><text:tab/><text:tab/>for (int i = alumnes; i &gt; -1; i--){</text:p>
      <text:p text:style-name="P21"><text:tab/><text:tab/><text:tab/><text:tab/>System.out.print(nota[i]+", ");</text:p>
      <text:p text:style-name="P21"><text:tab/><text:tab/>}</text:p>
      <text:p text:style-name="P21"><text:tab/>}</text:p>
      <text:p text:style-name="P21">}</text:p>
      <text:p text:style-name="P9"/>
      <text:p text:style-name="P18">Exercici <text:span text:style-name="T10">4 (opcional)</text:span>: <text:span text:style-name="T10">Números parells</text:span></text:p>
      <text:p text:style-name="P14">Fes un programa que cree un array amb els 100 primers números parells, i els mostre per pantalla, indicant la seva posició dintre de l’Array.</text:p>
      <text:p text:style-name="P22">public class Practica10_Array {</text:p>
      <text:p text:style-name="P22"/>
      <text:p text:style-name="P22"><text:tab/>public static void main (String args[]) throws IOException {</text:p>
      <text:p text:style-name="P22"><text:tab/><text:tab/>BufferedReader r = new BufferedReader(new InputStreamReader(System.in));</text:p>
      <text:p text:style-name="P22"><text:tab/><text:tab/>int nums = 0;</text:p>
      <text:p text:style-name="P22"><text:tab/><text:tab/>int parells[] = new int [100];</text:p>
      <text:p text:style-name="P22"><text:tab/><text:tab/>for (int i = 0; i &lt; 100; i++){</text:p>
      <text:p text:style-name="P22"><text:tab/><text:tab/><text:tab/>parells[i] = nums;</text:p>
      <text:p text:style-name="P22"><text:tab/><text:tab/><text:tab/>nums += 2;</text:p>
      <text:p text:style-name="P22"><text:tab/><text:tab/><text:tab/>System.out.println("["+i+"]: "+parells[i]);</text:p>
      <text:p text:style-name="P22"><text:tab/><text:tab/>}</text:p>
      <text:p text:style-name="P22"><text:tab/>}</text:p>
      <text:p text:style-name="P22">}</text:p>
      <text:p text:style-name="P9"/>
      <text:p text:style-name="P16">Exercici <text:span text:style-name="T10">5</text:span>: <text:span text:style-name="T8">Corregeix nota</text:span></text:p>
      <text:p text:style-name="P12">Desenvolupa un programa que demani la nota final (enter del 0 al 10) d'un màxim de 50 alumnes d'un curs.</text:p>
      <text:p text:style-name="P12">Un cop introduïdes totes les notes, el programa demanarà la posició d'una de les notes i una nova nota amb que substituirà la nota que es trobava en aquella posició.</text:p>
      <text:p text:style-name="P12">Finalment, el programa mostra les notes abans i desprès del canvi. Ex.</text:p>
      <text:p text:style-name="P26">Inicial <text:s/>: 1, 2, 3, 4, 5</text:p>
      <text:p text:style-name="P26">Mitja: 3.0</text:p>
      <text:p text:style-name="P26">Màxim: 5</text:p>
      <text:p text:style-name="P26">Mínim: 1</text:p>
      <text:p text:style-name="P26"/>
      <text:p text:style-name="P26">Correcció: 1, 10, 3, 4, 5</text:p>
      <text:p text:style-name="P26">Mitja: 4.6</text:p>
      <text:p text:style-name="P26">Màxim: 10</text:p>
      <text:p text:style-name="P26"><text:soft-page-break/>Mínim: 1</text:p>
      <text:p text:style-name="P12"/>
      <text:p text:style-name="P12">A banda de les comprovacions d'error d'exercicis previs, en cas que la posició no correspongui a cap nota, mostrarà l'error:</text:p>
      <text:p text:style-name="P25">ERROR: nota no existeix</text:p>
      <text:p text:style-name="P12"/>
      <text:p text:style-name="P12">Pista: no cal disposar de dos arrays si, per exemple, es mostra els valors anteriors abans de fer el canvi sol·licitat.</text:p>
      <text:p text:style-name="P31">public class Practica10_Array {</text:p>
      <text:p text:style-name="P31"/>
      <text:p text:style-name="P31"><text:tab/>public static void main (String args[]) throws IOException {</text:p>
      <text:p text:style-name="P31"><text:tab/><text:tab/>float pitjorNota, mitja, millorNota;</text:p>
      <text:p text:style-name="P31"><text:tab/><text:tab/>int alumnes, novanota;</text:p>
      <text:p text:style-name="P31"><text:tab/><text:tab/>String inputNota, inputAlumnes;</text:p>
      <text:p text:style-name="P31"><text:tab/><text:tab/>BufferedReader r = new BufferedReader(new InputStreamReader(System.in));</text:p>
      <text:p text:style-name="P31"><text:tab/><text:tab/>pitjorNota = 10;</text:p>
      <text:p text:style-name="P31"><text:tab/><text:tab/>millorNota = 0;</text:p>
      <text:p text:style-name="P31"><text:tab/><text:tab/>mitja = 0;</text:p>
      <text:p text:style-name="P31"><text:tab/><text:tab/>System.out.print("Quantes notes introudiras?: ");</text:p>
      <text:p text:style-name="P31"><text:tab/><text:tab/>inputAlumnes = r.readLine();</text:p>
      <text:p text:style-name="P31"><text:tab/><text:tab/>alumnes = Integer.parseInt(inputAlumnes);</text:p>
      <text:p text:style-name="P31"><text:tab/><text:tab/>while (alumnes &gt; 50 || alumnes &lt; 0){</text:p>
      <text:p text:style-name="P31"><text:tab/><text:tab/><text:tab/>System.out.print("Introdueix be la cuantitat de notes &lt; 50: ");</text:p>
      <text:p text:style-name="P31"><text:tab/><text:tab/><text:tab/>inputAlumnes = r.readLine();</text:p>
      <text:p text:style-name="P31"><text:tab/><text:tab/><text:tab/>alumnes = Integer.parseInt(inputAlumnes);</text:p>
      <text:p text:style-name="P31"><text:tab/><text:tab/>}</text:p>
      <text:p text:style-name="P31"><text:tab/><text:tab/>float nota[] = new float [alumnes];</text:p>
      <text:p text:style-name="P31"><text:tab/><text:tab/>for (int i = 0; i &lt; alumnes; i++){</text:p>
      <text:p text:style-name="P31"><text:tab/><text:tab/><text:tab/>System.out.print("Nota: ");</text:p>
      <text:p text:style-name="P31"><text:tab/><text:tab/><text:tab/>inputNota = r.readLine();</text:p>
      <text:p text:style-name="P31"><text:tab/><text:tab/><text:tab/>nota[i] = Float.parseFloat(inputNota);</text:p>
      <text:p text:style-name="P31"><text:tab/><text:tab/>}</text:p>
      <text:p text:style-name="P31"><text:tab/><text:tab/>for (int i = 0; i &lt; alumnes; i++){</text:p>
      <text:p text:style-name="P31"><text:tab/><text:tab/><text:tab/>mitja += nota[i];</text:p>
      <text:p text:style-name="P31"><text:tab/><text:tab/><text:tab/>if (nota[i] &lt; pitjorNota){</text:p>
      <text:p text:style-name="P31"><text:tab/><text:tab/><text:tab/><text:tab/>pitjorNota = nota[i];</text:p>
      <text:p text:style-name="P31"><text:tab/><text:tab/><text:tab/>}</text:p>
      <text:p text:style-name="P31"><text:tab/><text:tab/><text:tab/>if (nota[i] &gt; millorNota){</text:p>
      <text:p text:style-name="P31"><text:soft-page-break/><text:tab/><text:tab/><text:tab/><text:tab/>millorNota = nota[i];</text:p>
      <text:p text:style-name="P31"><text:tab/><text:tab/><text:tab/>}</text:p>
      <text:p text:style-name="P31"><text:tab/><text:tab/>}</text:p>
      <text:p text:style-name="P31"><text:tab/><text:tab/>System.out.println();</text:p>
      <text:p text:style-name="P31"><text:tab/><text:tab/>for (int i = 0; i &lt; alumnes; i++){</text:p>
      <text:p text:style-name="P31"><text:tab/><text:tab/><text:tab/><text:tab/>System.out.print(nota[i] + ", ");</text:p>
      <text:p text:style-name="P31"><text:tab/><text:tab/>}</text:p>
      <text:p text:style-name="P31"><text:tab/><text:tab/>System.out.println();</text:p>
      <text:p text:style-name="P31"><text:tab/><text:tab/>mitja = mitja / alumnes;</text:p>
      <text:p text:style-name="P31"><text:tab/><text:tab/>System.out.println("Mitja " + mitja);</text:p>
      <text:p text:style-name="P31"><text:tab/><text:tab/>System.out.println("Minim: " + pitjorNota);</text:p>
      <text:p text:style-name="P31"><text:tab/><text:tab/>System.out.println("Màxim: " + millorNota);</text:p>
      <text:p text:style-name="P31"><text:tab/><text:tab/></text:p>
      <text:p text:style-name="P31"><text:tab/><text:tab/>System.out.print("Quina nota vols canviar(indicau amb un valor del 0 al "+(alumnes - 1)+"): ");</text:p>
      <text:p text:style-name="P31"><text:tab/><text:tab/>inputAlumnes = r.readLine();</text:p>
      <text:p text:style-name="P31"><text:tab/><text:tab/>novanota = Integer.parseInt(inputAlumnes);</text:p>
      <text:p text:style-name="P31"><text:tab/><text:tab/>while (novanota &gt; alumnes - 1 || novanota &lt; 0){</text:p>
      <text:p text:style-name="P31"><text:tab/><text:tab/><text:tab/>System.out.print("Introdueix un valor correcte(del 0 al "+(alumnes - 1)+"): ");</text:p>
      <text:p text:style-name="P31"><text:tab/><text:tab/><text:tab/>inputAlumnes = r.readLine();</text:p>
      <text:p text:style-name="P31"><text:tab/><text:tab/><text:tab/>novanota = Integer.parseInt(inputAlumnes);</text:p>
      <text:p text:style-name="P31"><text:tab/><text:tab/>}</text:p>
      <text:p text:style-name="P31"><text:tab/><text:tab/>System.out.print("Introdueix la nova nota: ");</text:p>
      <text:p text:style-name="P31"><text:tab/><text:tab/>inputNota = r.readLine();</text:p>
      <text:p text:style-name="P31"><text:tab/><text:tab/>nota[novanota] = Float.parseFloat(inputNota);</text:p>
      <text:p text:style-name="P31"><text:tab/><text:tab/></text:p>
      <text:p text:style-name="P31"><text:tab/><text:tab/>pitjorNota = 10;</text:p>
      <text:p text:style-name="P31"><text:tab/><text:tab/>millorNota = 0;</text:p>
      <text:p text:style-name="P31"><text:tab/><text:tab/>mitja = 0;</text:p>
      <text:p text:style-name="P31"><text:tab/><text:tab/>for (int i = 0; i &lt; alumnes; i++){</text:p>
      <text:p text:style-name="P31"><text:tab/><text:tab/><text:tab/>mitja += nota[i];</text:p>
      <text:p text:style-name="P31"><text:tab/><text:tab/><text:tab/>if (nota[i] &lt; pitjorNota){</text:p>
      <text:p text:style-name="P31"><text:tab/><text:tab/><text:tab/><text:tab/>pitjorNota = nota[i];</text:p>
      <text:p text:style-name="P31"><text:tab/><text:tab/><text:tab/>}</text:p>
      <text:p text:style-name="P31"><text:tab/><text:tab/><text:tab/>if (nota[i] &gt; millorNota){</text:p>
      <text:p text:style-name="P31"><text:tab/><text:tab/><text:tab/><text:tab/>millorNota = nota[i];</text:p>
      <text:p text:style-name="P31"><text:tab/><text:tab/><text:tab/>}</text:p>
      <text:p text:style-name="P31"><text:soft-page-break/><text:tab/><text:tab/>}</text:p>
      <text:p text:style-name="P31"><text:tab/><text:tab/>System.out.println();</text:p>
      <text:p text:style-name="P31"><text:tab/><text:tab/>for (int i = 0; i &lt; alumnes; i++){</text:p>
      <text:p text:style-name="P31"><text:tab/><text:tab/><text:tab/><text:tab/>System.out.print(nota[i]+", ");</text:p>
      <text:p text:style-name="P31"><text:tab/><text:tab/>}</text:p>
      <text:p text:style-name="P31"><text:tab/><text:tab/>System.out.println();</text:p>
      <text:p text:style-name="P31"><text:tab/><text:tab/>mitja = mitja / alumnes;</text:p>
      <text:p text:style-name="P31"><text:tab/><text:tab/>System.out.println("Mitja "+mitja);</text:p>
      <text:p text:style-name="P31"><text:tab/><text:tab/>System.out.println("Minim: "+pitjorNota);</text:p>
      <text:p text:style-name="P31"><text:tab/><text:tab/>System.out.println("Màxim: "+millorNota);</text:p>
      <text:p text:style-name="P31"><text:tab/>}</text:p>
      <text:p text:style-name="P31">}</text:p>
      <text:p text:style-name="P8"/>
      <text:p text:style-name="P18">Exercici <text:span text:style-name="T10">6 (opcional)</text:span>: <text:span text:style-name="T10">Estadístics d'institut.</text:span></text:p>
      <text:p text:style-name="P14">Crea un programa de gestió d’un institut. El programa sol·licitarà el número d’alumnes d’un institut, i a continuació les notes de cadascun. Com a resultat ens mostrarà la nota més alta, la més baixa, la quantitat d’alumnes que han aprovat i els que han suspès, i la mitja de les notes.</text:p>
      <text:p text:style-name="P24">public class Practica10_Array {</text:p>
      <text:p text:style-name="P24"/>
      <text:p text:style-name="P24"><text:tab/>public static void main (String args[]) throws IOException {</text:p>
      <text:p text:style-name="P24"><text:tab/><text:tab/>float pitjorNota, mitja, millorNota;</text:p>
      <text:p text:style-name="P24"><text:tab/><text:tab/>int alumnes, novanota, suspesos, aprobats;</text:p>
      <text:p text:style-name="P24"><text:tab/><text:tab/>String inputNota, inputAlumnes;</text:p>
      <text:p text:style-name="P24"><text:tab/><text:tab/>BufferedReader r = new BufferedReader(new InputStreamReader(System.in));</text:p>
      <text:p text:style-name="P24"><text:tab/><text:tab/>pitjorNota = 10;</text:p>
      <text:p text:style-name="P24"><text:tab/><text:tab/>millorNota = 0;</text:p>
      <text:p text:style-name="P24"><text:tab/><text:tab/>mitja = 0;</text:p>
      <text:p text:style-name="P24"><text:tab/><text:tab/>suspesos = 0;</text:p>
      <text:p text:style-name="P24"><text:tab/><text:tab/>System.out.print("Quantes notes introudiras?: ");</text:p>
      <text:p text:style-name="P24"><text:tab/><text:tab/>inputAlumnes = r.readLine();</text:p>
      <text:p text:style-name="P24"><text:tab/><text:tab/>alumnes = Integer.parseInt(inputAlumnes);</text:p>
      <text:p text:style-name="P24"><text:tab/><text:tab/>while (alumnes &gt; 50 || alumnes &lt; 0){</text:p>
      <text:p text:style-name="P24"><text:tab/><text:tab/><text:tab/>System.out.print("Introdueix be la cuantitat de notes &lt; 50: ");</text:p>
      <text:p text:style-name="P24"><text:tab/><text:tab/><text:tab/>inputAlumnes = r.readLine();</text:p>
      <text:p text:style-name="P24"><text:tab/><text:tab/><text:tab/>alumnes = Integer.parseInt(inputAlumnes);</text:p>
      <text:p text:style-name="P24"><text:tab/><text:tab/>}</text:p>
      <text:p text:style-name="P24"><text:tab/><text:tab/>float nota[] = new float [alumnes];</text:p>
      <text:p text:style-name="P24"><text:tab/><text:tab/>for (int i = 0; i &lt; alumnes; i++){</text:p>
      <text:p text:style-name="P24"><text:soft-page-break/><text:tab/><text:tab/><text:tab/>System.out.print("Nota: ");</text:p>
      <text:p text:style-name="P24"><text:tab/><text:tab/><text:tab/>inputNota = r.readLine();</text:p>
      <text:p text:style-name="P24"><text:tab/><text:tab/><text:tab/>nota[i] = Integer.parseInt(inputNota);</text:p>
      <text:p text:style-name="P24"><text:tab/><text:tab/>}</text:p>
      <text:p text:style-name="P24"><text:tab/><text:tab/>for (int i = 0; i &lt; alumnes; i++){</text:p>
      <text:p text:style-name="P24"><text:tab/><text:tab/><text:tab/>mitja += nota[i];</text:p>
      <text:p text:style-name="P24"><text:tab/><text:tab/><text:tab/>if (nota[i] &lt; pitjorNota){</text:p>
      <text:p text:style-name="P24"><text:tab/><text:tab/><text:tab/><text:tab/>pitjorNota = nota[i];</text:p>
      <text:p text:style-name="P24"><text:tab/><text:tab/><text:tab/>}</text:p>
      <text:p text:style-name="P24"><text:tab/><text:tab/><text:tab/>if (nota[i] &gt; millorNota){</text:p>
      <text:p text:style-name="P24"><text:tab/><text:tab/><text:tab/><text:tab/>millorNota = nota[i];</text:p>
      <text:p text:style-name="P24"><text:tab/><text:tab/><text:tab/>}</text:p>
      <text:p text:style-name="P24"><text:tab/><text:tab/><text:tab/>if (nota[i]&lt;5){</text:p>
      <text:p text:style-name="P24"><text:tab/><text:tab/><text:tab/><text:tab/>suspesos += 1;</text:p>
      <text:p text:style-name="P24"><text:tab/><text:tab/><text:tab/>}</text:p>
      <text:p text:style-name="P24"><text:tab/><text:tab/>}</text:p>
      <text:p text:style-name="P24"><text:tab/><text:tab/>System.out.println();</text:p>
      <text:p text:style-name="P24"><text:tab/><text:tab/>for (int i = 0; i &lt; alumnes; i++){</text:p>
      <text:p text:style-name="P24"><text:tab/><text:tab/><text:tab/><text:tab/>System.out.print(nota[i]+", ");</text:p>
      <text:p text:style-name="P24"><text:tab/><text:tab/>}</text:p>
      <text:p text:style-name="P24"><text:tab/><text:tab/>System.out.println();</text:p>
      <text:p text:style-name="P24"><text:tab/><text:tab/>aprobats = alumnes - suspesos;</text:p>
      <text:p text:style-name="P24"><text:tab/><text:tab/>mitja = mitja / alumnes;</text:p>
      <text:p text:style-name="P24"><text:tab/><text:tab/>System.out.println("Mitja "+mitja);</text:p>
      <text:p text:style-name="P24"><text:tab/><text:tab/>System.out.println("Minim: "+pitjorNota);</text:p>
      <text:p text:style-name="P24"><text:tab/><text:tab/>System.out.println("Màxim: "+millorNota);</text:p>
      <text:p text:style-name="P24"><text:tab/><text:tab/>System.out.println("Aprobats: "+aprobats);</text:p>
      <text:p text:style-name="P24"><text:tab/><text:tab/>System.out.println("Suspesos: "+suspesos);</text:p>
      <text:p text:style-name="P24"><text:tab/>}</text:p>
      <text:p text:style-name="P24">}</text:p>
      <text:p text:style-name="P8"/>
      <text:p text:style-name="P17">Exercici <text:span text:style-name="T10">7</text:span>: <text:span text:style-name="T9">Aprova a tothom</text:span></text:p>
      <text:p text:style-name="P13">Desenvolupa una nova versió del programa anterior. Aquest cop, en comptes de corregir un valor concret, el programa modificarà les notes de la versió corregida de manera que qualsevol valor per sota de 5 passi a 5.</text:p>
      <text:p text:style-name="P13"/>
      <text:p text:style-name="P13">Nota: no et facis gaires il·lusions que puguis convèncer el teu professor de fer servir aquest programa en producció. ;)</text:p>
      <text:p text:style-name="P13"><text:soft-page-break/></text:p>
      <text:p text:style-name="P13"/>
      <text:p text:style-name="P17">Exercici <text:span text:style-name="T10">8</text:span>: <text:span text:style-name="T9">Inserir una nota</text:span></text:p>
      <text:p text:style-name="P13">Una nova versió del programa de l'exercici 4. Aquest cop, en comptes de demanar una posició de la nota a corregir, es demana la posició de la nota on inserir una nova nota. La resta de notes posteriors a aquesta posició es desplacen una posició.</text:p>
      <text:p text:style-name="P13"/>
      <text:p text:style-name="P13">Per exemple, si</text:p>
      <text:p text:style-name="P26">Inicial: 1, 2, 3, 4, 5</text:p>
      <text:p text:style-name="P13"/>
      <text:p text:style-name="P13">i es demana inserir a la posició 2 (on ara hi ha un 3) el valor 10, el resultat serà</text:p>
      <text:p text:style-name="P26">Correcció: 1, 2, 10, 3, 4, 5</text:p>
      <text:p text:style-name="P13"/>
      <text:p text:style-name="P13">Atenció:</text:p>
      <text:list xml:id="list8699466933115433186" text:style-name="L2">
        <text:list-item>
          <text:p text:style-name="P30">La posició a inserir no pot deixar "espais en blanc" a l'array. És a dir, si tenim 3 notes posades, només podrem acceptar inserir a les posicions 0 a 3. Si acceptéssim per exemple la posició 5, deixaríem la posició 4 sense contenir una nota.</text:p>
        </text:list-item>
        <text:list-item>
          <text:p text:style-name="P30">Donat que estem inserint nous valors, haurem de comprovar que mai no superem el màxim de l'array.</text:p>
        </text:list-item>
      </text:list>
      <text:p text:style-name="P13"/>
      <text:p text:style-name="P13"/>
      <text:p text:style-name="P17">Exercici <text:span text:style-name="T10">9</text:span>: <text:span text:style-name="T9">Eliminar una nota</text:span></text:p>
      <text:p text:style-name="P13">Una altra versió de l'exercici 4. Aquest cop, en comptes de demanar una posició de la nota a corregir, es demana la posició de la nota a eliminar. La resta de notes es desplacen una posició.</text:p>
      <text:p text:style-name="P13"/>
      <text:p text:style-name="P13">Per exemple, si</text:p>
      <text:p text:style-name="P26">Inicial: 1, 2, 3, 4, 5</text:p>
      <text:p text:style-name="P13"/>
      <text:p text:style-name="P13">i es demana eliminar la posició 2 (on ara hi ha un 3), el resultat serà</text:p>
      <text:p text:style-name="P26">Correcció: 1, 2, 4, 5</text:p>
      <text:p text:style-name="P13"/>
      <text:p text:style-name="P13">De manera similar que al cas de la inserció, si ens demanen una posició no ocupada per una nota, haurem de donar error.</text:p>
      <text:p text:style-name="P13"/>
      <text:p text:style-name="P13"/>
      <text:p text:style-name="P17"/>
      <text:p text:style-name="P27">Exercici <text:span text:style-name="T10">10</text:span>: <text:span text:style-name="T9">Cercar una nota</text:span></text:p>
      <text:p text:style-name="P13">Una altra versió de l'exercici 4. Aquest cop, en comptes de demanar una posició de la nota a corregir, demanarà el valor d'una nota a cercar. A continuació indicarà si la nota hi és a la seqüència o no i, en cas que si que hi sigui, indicarà quants cops hi apareix i les posicions on es troba.</text:p>
      <text:p text:style-name="P13"/>
      <text:p text:style-name="P13">Per exemple, si</text:p>
      <text:p text:style-name="P26">Inicial: 1, 2, 3, 2, 3, 4, 3, 5, 3</text:p>
      <text:p text:style-name="P13"/>
      <text:p text:style-name="P13">I es demana per la nota 10, la sortida serà:</text:p>
      <text:p text:style-name="P26">No hi ha cap nota amb valor 10</text:p>
      <text:p text:style-name="P13"/>
      <text:p text:style-name="P13">En canvi, si la nota a cercar és 5, la sortida serà:</text:p>
      <text:p text:style-name="P26">Hi ha 1 nota amb valor 5 a la posició 7</text:p>
      <text:p text:style-name="P13"/>
      <text:p text:style-name="P13">Si la nota a cercar és 3, la sortida serà:</text:p>
      <text:p text:style-name="P26">Hi ha 4 notes amb valor 3 a les posicions 2, 4 i 6</text:p>
      <text:p text:style-name="P13"/>
      <text:p text:style-name="P13"/>
      <text:p text:style-name="P18">Exercici <text:span text:style-name="T10">11 (opcional)</text:span>: <text:span text:style-name="T10">Gestió Institut.</text:span></text:p>
      <text:p text:style-name="P14">Agrupa els programes que hem vist a continuació per tal de fer una aplicació de gestió de notes d'un institut.</text:p>
      <text:p text:style-name="P13"/>
      <text:p text:style-name="P13"/>
      <text:p text:style-name="P17">Exercici <text:span text:style-name="T10">12</text:span>: <text:span text:style-name="T9">Suma d'arrays</text:span></text:p>
      <text:p text:style-name="P13">Declara tres arrays de 10 enters. Demana a l'usuari dos enters. Inicialitza dos dels arrays declarats amb valors seqüencials a partir dels enters introduïts. Calcula la suma dels arrays inicialitzats i deixa el resultat al tercer array. <text:s/>Finalment mostra els tres arrays segons l'exemple que considera l'entrada 2 i 5</text:p>
      <text:p text:style-name="P26">[1] <text:s text:c="2"/>2, 3, 4, 5, 6, 7, 8, 9, 10, 11</text:p>
      <text:p text:style-name="P26">[2] <text:s text:c="2"/>5, 6, 7, 8, 9, 10, 11, 12, 13, 14</text:p>
      <text:p text:style-name="P26">[1+2] 7, 9, 11, 13, 15, 17, 19, 21, 23, 25</text:p>
      <text:p text:style-name="P13"/>
      <text:p text:style-name="P13"/>
      <text:p text:style-name="P17"/>
      <text:p text:style-name="P27">Exercici <text:span text:style-name="T10">13 (opcional)</text:span>: <text:span text:style-name="T9">Ordena notes</text:span></text:p>
      <text:p text:style-name="P13">Una nova versió de l'exercici 5. Aquest cop, en comptes d'aprovar a tothom, el programa ordenarà les notes en ordre creixent.</text:p>
      <text:p text:style-name="P13"/>
      <text:p text:style-name="P13">Per exemple, si</text:p>
      <text:p text:style-name="P26">Inicial: 1, 2, 3, 2, 3, 4, 3, 5, 3</text:p>
      <text:p text:style-name="P13"/>
      <text:p text:style-name="P13">Tindrem</text:p>
      <text:p text:style-name="P26">Correcció: 1, 2, 2, 3, 3, 3, 3, 4, 5</text:p>
      <text:p text:style-name="P13"/>
      <text:p text:style-name="P13">Pista: hi ha molts algorismes d'ordenació. Pots fer servir el conegut mètode de la bombolla. Es tracta d'un mètode molt senzill amb el següent esquema:</text:p>
      <text:p text:style-name="P26">mentre no estigui ordenat</text:p>
      <text:p text:style-name="P26"><text:tab/>marca com a ordenat</text:p>
      <text:p text:style-name="P26"><text:tab/>recorre l'array i compara el valor de cada posició amb el de la següent</text:p>
      <text:p text:style-name="P26"><text:tab/>si l'actual és més gran que el de la següent, llavors</text:p>
      <text:p text:style-name="P26"><text:tab/><text:tab/>intercanvia i marca com no ordenat</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 fo:font-family="Arial" style:font-family-generic="swiss" style:font-pitch="variable" fo:font-size="10pt" fo:language="es" fo:country="ES"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106cm" fo:margin-bottom="0cm" loext:contextual-spacing="false" fo:keep-with-next="always"/>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106cm" fo:margin-bottom="0cm" loext:contextual-spacing="false" fo:keep-with-next="always">
        <style:tab-stops>
          <style:tab-stop style:position="0.25cm"/>
        </style:tab-stops>
      </style:paragraph-properties>
      <style:text-properties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25cm"/>
        </style:tab-stops>
      </style:paragraph-properties>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176cm" fo:margin-bottom="0.176cm" loext:contextual-spacing="false" fo:line-height="100%"/>
      <style:text-properties style:font-name="Arial"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3">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Wingdings"/>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0"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1"/>
      </text:list-level-style-bullet>
      <text:list-level-style-bullet text:level="6" text:style-name="WW8Num6z0"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1"/>
      </text:list-level-style-bullet>
      <text:list-level-style-bullet text:level="9" text:style-name="WW8Num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635cm"/>
      </text:list-level-style-number>
      <text:list-level-style-number text:level="2" style:num-prefix="4."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start-value="2">
        <style:list-level-properties text:min-label-width="0.635cm"/>
      </text:list-level-style-number>
      <text:list-level-style-number text:level="2" style:num-suffix="." style:num-format="1" text:start-value="3" text:display-levels="2">
        <style:list-level-properties text:space-before="1.249cm" text:min-label-width="1.27cm"/>
      </text:list-level-style-number>
      <text:list-level-style-number text:level="3" style:num-suffix="." style:num-format="1" text:display-levels="3">
        <style:list-level-properties text:space-before="2.498cm" text:min-label-width="1.27cm"/>
      </text:list-level-style-number>
      <text:list-level-style-number text:level="4" style:num-suffix="." style:num-format="1" text:display-levels="4">
        <style:list-level-properties text:space-before="3.747cm" text:min-label-width="1.905cm"/>
      </text:list-level-style-number>
      <text:list-level-style-number text:level="5" style:num-suffix="." style:num-format="1" text:display-levels="5">
        <style:list-level-properties text:space-before="4.995cm" text:min-label-width="1.905cm"/>
      </text:list-level-style-number>
      <text:list-level-style-number text:level="6" style:num-suffix="." style:num-format="1" text:display-levels="6">
        <style:list-level-properties text:space-before="6.244cm" text:min-label-width="2.54cm"/>
      </text:list-level-style-number>
      <text:list-level-style-number text:level="7" style:num-suffix="." style:num-format="1" text:display-levels="7">
        <style:list-level-properties text:space-before="7.493cm" text:min-label-width="2.54cm"/>
      </text:list-level-style-number>
      <text:list-level-style-number text:level="8" style:num-suffix="." style:num-format="1" text:display-levels="8">
        <style:list-level-properties text:space-before="8.742cm" text:min-label-width="3.175cm"/>
      </text:list-level-style-number>
      <text:list-level-style-number text:level="9" style:num-suffix="."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prefix="1."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Aria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25cm"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prefix="1."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lfaen"/>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Wingdings"/>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0" text:bullet-char="">
        <style:list-level-properties text:space-before="3.175cm" text:min-label-width="0.635cm"/>
        <style:text-properties style:font-name="Wingdings"/>
      </text:list-level-style-bullet>
      <text:list-level-style-bullet text:level="4" text:style-name="WW8Num17z3"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0" text:bullet-char="">
        <style:list-level-properties text:space-before="6.985cm" text:min-label-width="0.635cm"/>
        <style:text-properties style:font-name="Wingdings"/>
      </text:list-level-style-bullet>
      <text:list-level-style-bullet text:level="7" text:style-name="WW8Num17z3"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prefix="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prefix="3."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3" style:family="table">
      <style:table-properties style:width="16.342cm" fo:margin-left="0.012cm" fo:margin-right="-0.004cm" table:align="margins" style:writing-mode="lr-tb"/>
    </style:style>
    <style:style style:name="Taula13.A" style:family="table-column">
      <style:table-column-properties style:column-width="13.462cm" style:rel-column-width="53984*"/>
    </style:style>
    <style:style style:name="Taula13.B" style:family="table-column">
      <style:table-column-properties style:column-width="2.88cm" style:rel-column-width="11551*"/>
    </style:style>
    <style:style style:name="Taula13.1" style:family="table-row">
      <style:table-row-properties style:min-row-height="2.085cm" fo:keep-together="auto"/>
    </style:style>
    <style:style style:name="Taula13.A1" style:family="table-cell">
      <style:table-cell-properties style:vertical-align="middle" fo:padding="0.101cm" fo:border-left="none" fo:border-right="none" fo:border-top="none" fo:border-bottom="0.5pt solid #000000" style:writing-mode="lr-tb"/>
    </style:style>
    <style:style style:name="Taula13.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ula12" style:family="table">
      <style:table-properties style:width="16.342cm" fo:margin-left="0.012cm" fo:margin-right="-0.004cm" table:align="margins" style:writing-mode="lr-tb"/>
    </style:style>
    <style:style style:name="Taula12.A" style:family="table-column">
      <style:table-column-properties style:column-width="13.36cm" style:rel-column-width="53573*"/>
    </style:style>
    <style:style style:name="Taula12.B" style:family="table-column">
      <style:table-column-properties style:column-width="2.983cm" style:rel-column-width="11962*"/>
    </style:style>
    <style:style style:name="Taula12.1" style:family="table-row">
      <style:table-row-properties style:min-row-height="0.882cm" fo:keep-together="always"/>
    </style:style>
    <style:style style:name="Taula12.A1" style:family="table-cell">
      <style:table-cell-properties style:vertical-align="middle" fo:padding="0.101cm" fo:border="none" style:writing-mode="lr-tb"/>
    </style:style>
    <style:style style:name="Taula12.B1" style:family="table-cell">
      <style:table-cell-properties style:vertical-align="top" fo:padding-left="0.123cm" fo:padding-right="0.123cm" fo:padding-top="0cm" fo:padding-bottom="0cm" fo:border="none" style:writing-mode="lr-tb"/>
    </style:style>
    <style:style style:name="M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MP2" style:family="paragraph" style:parent-style-name="Standard">
      <style:paragraph-properties fo:line-height="100%"/>
      <style:text-properties style:font-name="Arial" fo:font-size="14pt" style:font-size-asian="14pt" style:font-name-complex="Arial" style:font-size-complex="14pt"/>
    </style:style>
    <style:style style:name="MP3"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MP4" style:family="paragraph" style:parent-style-name="Footnote">
      <style:paragraph-properties fo:line-height="100%" style:snap-to-layout-grid="false"/>
    </style:style>
    <style:style style:name="MP5" style:family="paragraph" style:parent-style-name="Footnote">
      <style:text-properties fo:font-size="5pt" style:font-size-asian="5pt"/>
    </style:style>
    <style:style style:name="MT1" style:family="text">
      <style:text-properties style:font-name="Arial" fo:font-size="9pt" style:font-size-asian="9pt" style:font-name-complex="Arial"/>
    </style:style>
    <style:style style:name="MT2" style:family="text">
      <style:text-properties style:font-name="Arial" fo:font-size="9pt" fo:font-weight="normal" style:font-size-asian="9pt" style:font-weight-asian="normal" style:font-name-complex="Ari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501cm" fo:margin-left="2.401cm" fo:margin-right="2.247cm" style:writing-mode="lr-tb" style:layout-grid-color="#c0c0c0" style:layout-grid-lines="39" style:layout-grid-base-height="0.388cm" style:layout-grid-ruby-height="0.33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draw:frame draw:style-name="Mfr1" draw:name="gráficos1" text:anchor-type="paragraph" svg:x="13.716cm" svg:y="-0.388cm" svg:width="2.325cm" svg:height="1.953cm" draw:z-index="10"><draw:image xlink:href="Pictures/100000000000080000000800482B8425106B401F.jpg" xlink:type="simple" xlink:show="embed" xlink:actuate="onLoad"/></draw:frame>Programació.</text:p>
              <text:p text:style-name="MP2">Programació estructurada - UF1</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a</text:p>
            </table:table-cell>
            <table:table-cell table:style-name="Taula12.B1" office:value-type="string">
              <text:p text:style-name="MP4"><text:span text:style-name="MT1">Pàgina </text:span><text:span text:style-name="MT2"><text:page-number text:select-page="current">11</text:page-number></text:span><text:span text:style-name="MT2"> de </text:span><text:span text:style-name="MT2"><text:page-count style:num-format="1">11</text:page-count></text:span></text:p>
            </table:table-cell>
          </table:table-row>
        </table:table>
        <text:p text:style-name="MP5"/>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1</dc:title>
    <meta:initial-creator>Josep Vilardell</meta:initial-creator>
    <meta:creation-date>2011-09-13T17:29:00</meta:creation-date>
    <dc:date>2017-11-08T16:44:32.490289955</dc:date>
    <meta:print-date>2011-03-02T18:52:00</meta:print-date>
    <dc:language>ca-ES</dc:language>
    <meta:editing-cycles>71</meta:editing-cycles>
    <meta:editing-duration>PT11H53M</meta:editing-duration>
    <meta:document-statistic meta:table-count="2" meta:image-count="1" meta:object-count="0" meta:page-count="11" meta:paragraph-count="314" meta:word-count="1939" meta:character-count="12644" meta:non-whitespace-character-count="10511"/>
    <meta:user-defined meta:name="Info 1"/>
    <meta:user-defined meta:name="Info 2"/>
    <meta:user-defined meta:name="Info 3"/>
    <meta:user-defined meta:name="Info 4"/>
  </office:meta>
</office:document-meta>
</file>